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80000028D2C5615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654cm" svg:height="2.774cm" svg:x="1.016cm" svg:y="0.762cm">
          <draw:text-box>
            <text:p text:style-name="P1"><text:span text:style-name="T1">The Epistle</text:span></text:p>
            <text:p text:style-name="P1"><text:span text:style-name="T2">2 Peter 3:8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25.654cm" svg:height="7.766cm" svg:x="1.016cm" svg:y="0.762cm">
          <draw:text-box>
            <text:p text:style-name="P3"><text:span text:style-name="T3">8</text:span><text:span text:style-name="T4"> </text:span><text:span text:style-name="T5">But do not overlook this one fact, beloved, that with the Lord one day is as a thousand years, and a thousand years as one day. </text:span><text:span text:style-name="T3">9</text:span><text:span text:style-name="T4"> </text:span><text:span text:style-name="T5">The Lord is not slow to fulfill his promise as some count slowness, but is patient toward you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6.162cm" svg:height="8.742cm" svg:x="1.27cm" svg:y="0.656cm">
          <draw:text-box>
            <text:p text:style-name="P3"><text:span text:style-name="T5">not wishing that any should perish, but that all should reach repentance. </text:span><text:span text:style-name="T3">10</text:span><text:span text:style-name="T4"> </text:span><text:span text:style-name="T5">But the day of the Lord will come like a thief, and then the heavens will pass away with a roar, and the heavenly bodies will be burned up and dissolv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7" draw:layer="layout" svg:width="26.162cm" svg:height="8.128cm" svg:x="0.762cm" svg:y="0.762cm">
          <draw:text-box>
            <text:p text:style-name="P6"><text:span text:style-name="T5">and the earth and the works that are done on it will be exposed. </text:span><text:span text:style-name="T3">11</text:span><text:span text:style-name="T4"> </text:span><text:span text:style-name="T5">Since all these things are thus to be dissolved, what sort of people ought you to be in lives of holiness and godliness, </text:span><text:span text:style-name="T3">12</text:span><text:span text:style-name="T4"> </text:span><text:span text:style-name="T5">waiting for and hastening the coming of the day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9" draw:layer="layout" svg:width="26.162cm" svg:height="8.382cm" svg:x="0.762cm" svg:y="0.508cm">
          <draw:text-box>
            <text:p text:style-name="P8"><text:span text:style-name="T5">because of which the heavens will be set on fire and</text:span><text:span text:style-name="T6"> dissolved, and the heavenly bodies will melt as they burn! </text:span><text:span text:style-name="T7">13</text:span><text:span text:style-name="T8"> </text:span><text:span text:style-name="T6">But according to his promise we are waiting for new heavens and a new earth in which righteousness dwel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9" draw:layer="layout" svg:width="26.162cm" svg:height="5.588cm" svg:x="1.016cm" svg:y="0.762cm">
          <draw:text-box>
            <text:p text:style-name="P8"><text:span text:style-name="T7">14</text:span><text:span text:style-name="T8"> </text:span><text:span text:style-name="T6">Therefore, beloved, since you are waiting for these, be diligent to be found by him without spot or blemish, and at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C5615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2-04T12:00:30.137000000</meta:creation-date>
    <dc:date>2014-12-04T12:10:05.754000000</dc:date>
    <dc:creator>Arthur Hoch</dc:creator>
    <meta:editing-duration>PT9M35S</meta:editing-duration>
    <meta:editing-cycles>1</meta:editing-cycles>
    <meta:document-statistic meta:object-count="39"/>
    <meta:generator>LibreOffice/4.3.4.1$Windows_x86 LibreOffice_project/bc356b2f991740509f321d70e4512a6a54c5f243</meta:generator>
  </office:meta>
</office:document-meta>
</file>